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sans-serif" svg:font-family="sans-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2279a"/>
    </style:style>
    <style:style style:name="P4" style:family="paragraph" style:parent-style-name="Standard">
      <style:text-properties style:font-name="sans-serif" fo:font-size="15pt" style:font-size-asian="15pt"/>
    </style:style>
    <style:style style:name="P5" style:family="paragraph" style:parent-style-name="Standard">
      <style:paragraph-properties fo:text-align="center" style:justify-single-word="false"/>
      <style:text-properties fo:font-size="13pt" style:font-size-asian="13pt" style:font-size-complex="13pt"/>
    </style:style>
    <style:style style:name="P6" style:family="paragraph" style:parent-style-name="Standard">
      <style:paragraph-properties fo:text-align="center" style:justify-single-word="false"/>
      <style:text-properties fo:font-size="13.5pt" style:font-size-asian="13.5pt" style:font-size-complex="13.5pt"/>
    </style:style>
    <style:style style:name="P7" style:family="paragraph" style:parent-style-name="Standard">
      <style:paragraph-properties fo:text-align="center" style:justify-single-word="false"/>
      <style:text-properties fo:font-size="13.5pt" officeooo:paragraph-rsid="0012279a" style:font-size-asian="13.5pt" style:font-size-complex="13.5pt"/>
    </style:style>
    <style:style style:name="P8" style:family="paragraph" style:parent-style-name="Standard">
      <style:paragraph-properties fo:text-align="center" style:justify-single-word="false"/>
      <style:text-properties fo:font-size="14pt" style:text-underline-style="none" fo:font-weight="normal" officeooo:rsid="00137038" officeooo:paragraph-rsid="00137038"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style:text-underline-style="none" fo:font-weight="normal" officeooo:rsid="00137038" officeooo:paragraph-rsid="00137038"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style:text-underline-style="none" fo:font-weight="normal" officeooo:rsid="00137038" officeooo:paragraph-rsid="0018660d"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style="italic" style:text-underline-style="none" fo:font-weight="normal" officeooo:rsid="00137038" officeooo:paragraph-rsid="00137038" style:font-size-asian="12.25pt" style:font-style-asian="italic" style:font-weight-asian="normal" style:font-size-complex="14pt" style:font-style-complex="italic" style:font-weight-complex="normal"/>
    </style:style>
    <style:style style:name="P12" style:family="paragraph" style:parent-style-name="Standard">
      <style:paragraph-properties fo:text-align="center" style:justify-single-word="false"/>
      <style:text-properties officeooo:rsid="0012279a" officeooo:paragraph-rsid="0012279a"/>
    </style:style>
    <style:style style:name="P13"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37038" officeooo:paragraph-rsid="00137038"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37038" officeooo:paragraph-rsid="00137038" style:font-size-asian="18pt" style:font-weight-asian="bold" style:font-size-complex="18pt" style:font-weight-complex="bold"/>
    </style:style>
    <style:style style:name="P15" style:family="paragraph" style:parent-style-name="Standard" style:master-page-name="Standard">
      <style:paragraph-properties style:page-number="auto"/>
    </style:style>
    <style:style style:name="T1" style:family="text">
      <style:text-properties style:font-name="sans-serif" fo:font-size="15pt" fo:font-weight="bold" style:font-size-asian="15pt" style:font-weight-asian="bold" style:font-size-complex="15pt" style:font-weight-complex="bold"/>
    </style:style>
    <style:style style:name="T2" style:family="text">
      <style:text-properties style:font-name="sans-serif" fo:font-size="13pt" fo:font-weight="bold" style:font-size-asian="13pt" style:font-weight-asian="bold" style:font-size-complex="13pt" style:font-weight-complex="bold"/>
    </style:style>
    <style:style style:name="T3" style:family="text">
      <style:text-properties style:font-name="sans-serif" fo:font-size="13pt" fo:font-weight="bold" officeooo:rsid="0012279a" style:font-size-asian="13pt" style:font-weight-asian="bold" style:font-size-complex="13pt" style:font-weight-complex="bold"/>
    </style:style>
    <style:style style:name="T4" style:family="text">
      <style:text-properties style:font-name="sans-serif" fo:font-size="14pt" fo:font-weight="bold" style:font-size-asian="14pt" style:font-weight-asian="bold" style:font-size-complex="14pt" style:font-weight-complex="bold"/>
    </style:style>
    <style:style style:name="T5" style:family="text">
      <style:text-properties style:font-name="sans-serif" fo:font-size="13.5pt" fo:font-weight="bold" style:font-size-asian="13.5pt" style:font-weight-asian="bold" style:font-size-complex="13.5pt" style:font-weight-complex="bold"/>
    </style:style>
    <style:style style:name="T6" style:family="text">
      <style:text-properties style:font-name="sans-serif" fo:font-size="13.5pt" fo:font-weight="bold" officeooo:rsid="0012279a" style:font-size-asian="13.5pt" style:font-weight-asian="bold" style:font-size-complex="13.5pt" style:font-weight-complex="bold"/>
    </style:style>
    <style:style style:name="T7" style:family="text">
      <style:text-properties style:font-name="sans-serif" fo:font-size="12pt" fo:font-weight="bold" style:font-size-asian="12pt" style:font-weight-asian="bold" style:font-size-complex="12pt" style:font-weight-complex="bold"/>
    </style:style>
    <style:style style:name="T8" style:family="text">
      <style:text-properties style:font-name="sans-serif" fo:font-size="12pt" fo:font-weight="bold" officeooo:rsid="0012279a" style:font-size-asian="12pt" style:font-weight-asian="bold" style:font-size-complex="12pt" style:font-weight-complex="bold"/>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15bca4" style:font-style-asian="normal" style:font-style-complex="normal"/>
    </style:style>
    <style:style style:name="T12" style:family="text">
      <style:text-properties fo:font-style="normal" officeooo:rsid="001652c3" style:font-style-asian="normal" style:font-style-complex="normal"/>
    </style:style>
    <style:style style:name="T13" style:family="text">
      <style:text-properties fo:font-style="normal" officeooo:rsid="0017c3d1" style:font-style-asian="normal" style:font-style-complex="normal"/>
    </style:style>
    <style:style style:name="T14" style:family="text">
      <style:text-properties fo:font-style="normal" officeooo:rsid="0018660d" style:font-style-asian="normal" style:font-style-complex="normal"/>
    </style:style>
    <style:style style:name="T15" style:family="text">
      <style:text-properties officeooo:rsid="00140404"/>
    </style:style>
    <style:style style:name="T16" style:family="text">
      <style:text-properties officeooo:rsid="00157374"/>
    </style:style>
    <style:style style:name="T17" style:family="text">
      <style:text-properties officeooo:rsid="0015bc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2"><text:span text:style-name="T1">ΕΘΝΙΚΟ ΚΑΙ ΚΑΠΟΔΙΣΤΡΙΑΚΟ ΠΑΝΕΠΙΣΤΗΜΙΟ ΑΘΗΝΩΝ</text:span></text:p>
      <text:p text:style-name="P4"/>
      <text:p text:style-name="P2"><text:span text:style-name="T2">ΣΧΟΛΗ ΘΕΤΙΚΩΝ ΕΠΙΣΤΗΜΩΝ</text:span></text:p>
      <text:p text:style-name="P2"><text:span text:style-name="T2">ΤΜΗΜΑ ΠΛΗΡΟΦΟΡΙΚΗΣ ΚΑΙ ΤΗΛΕΠΙΚΟΙΝΩΝΙΩΝ</text:span></text:p>
      <text:p text:style-name="Standard"/>
      <text:p text:style-name="Standard"/>
      <text:p text:style-name="Standard"/>
      <text:p text:style-name="Standard"/>
      <text:p text:style-name="Standard"/>
      <text:p text:style-name="P2"><text:span text:style-name="T3">1η </text:span><text:span text:style-name="T2">Εργασία για το μάθημα</text:span></text:p>
      <text:p text:style-name="P5"/>
      <text:p text:style-name="P12"><text:span text:style-name="T4">Υλοποίηση Συστημάτων Βάσεων Δεδομένων</text:span></text:p>
      <text:p text:style-name="P5"/>
      <text:p text:style-name="P5"/>
      <text:p text:style-name="P5"/>
      <text:p text:style-name="P5"/>
      <text:p text:style-name="P6"/>
      <text:p text:style-name="P2"><text:span text:style-name="T5">Χρήστος Κιτσανέλης</text:span></text:p>
      <text:p text:style-name="P6"/>
      <text:p text:style-name="P2"><text:span text:style-name="T5">Α.Μ. : 1115201200065</text:span></text:p>
      <text:p text:style-name="P2"/>
      <text:p text:style-name="P2"/>
      <text:p text:style-name="P2"/>
      <text:p text:style-name="P12"><text:span text:style-name="T5">Αλέξανδρος Λαποκωνσταντάκης</text:span></text:p>
      <text:p text:style-name="P7"/>
      <text:p text:style-name="P3"><text:span text:style-name="T5">Α.Μ. : 11152012000</text:span><text:span text:style-name="T6">88</text:span></text:p>
      <text:p text:style-name="P5"/>
      <text:p text:style-name="P5"/>
      <text:p text:style-name="P5"/>
      <text:p text:style-name="P5"/>
      <text:p text:style-name="P5"/>
      <text:p text:style-name="P5"/>
      <text:p text:style-name="P5"/>
      <text:p text:style-name="P5"/>
      <text:p text:style-name="P5"/>
      <text:p text:style-name="P2"><text:span text:style-name="T7">Επιβλέποντες: </text:span><text:span text:style-name="T8">Γουνόπουλος Δημήτριος</text:span><text:span text:style-name="T7">, <text:s/>Καθηγητής</text:span></text:p>
      <text:p text:style-name="P1"/>
      <text:p text:style-name="P1"/>
      <text:p text:style-name="P1"/>
      <text:p text:style-name="P2"><text:span text:style-name="T7">ΑΘΗΝΑ</text:span></text:p>
      <text:p text:style-name="P2"><text:span text:style-name="T8">ΔΕΚΕΜΒΡΗΣ</text:span><text:span text:style-name="T7"> 2016</text:span></text:p>
      <text:p text:style-name="Standard"/>
      <text:p text:style-name="Standard"/>
      <text:p text:style-name="P14"><text:soft-page-break/>Στατικός κατακερματισμός</text:p>
      <text:p text:style-name="P13"/>
      <text:p text:style-name="P8"/>
      <text:p text:style-name="P8"/>
      <text:p text:style-name="P9"><text:tab/>Στην υλοποίση του στατικού κατακερματισμού, υπάρχουν 3 “είδη” κατηγορίας block. Στο πρώτο block αποθηκεύεται η δομή HT_first, η οποία έχει πληροφορίες για το αρχείο. Στη συνέχεια, αναλόγως τον αριθμό των buckets που θέλει ο χρήστης, δημιουργούνται όσα blocks χρειάζονται για να χωράει όλo το hashtable. Κάθε block έχει αποθηκευμένο ένα μονοδιάστατο πίνακα απο int που κάθε κελί αντιπροσωπεύει ένα bucket. Η τιμή του κάθε κελιού δείχνει σε ποιο block ξεκινάνε οι εγγραφές για το συγκεκριμένο hash value. Τέλος, όλα τα υπόλοιπα blocks έχουν αποθηκευμένες εγγραφές. <text:span text:style-name="T17">Τα blocks με εγγραφές έχουν στα πρώτα sizeof(int) bytes τον αριθμό των εγγραφών που υπάρχουν σε αυτό το block, στα επόμενα sizeof(int) bytes τον αριθμό του block που συνεχίζονται οι εγγραφές για αυτό το hash value ( σε περίπτωση υπερχείλισης ) και μετά γράφονται οι εγγραφές.</text:span></text:p>
      <text:p text:style-name="P9"/>
      <text:p text:style-name="P9"><text:span text:style-name="T9">HT_CreateIndex</text:span>: <text:span text:style-name="T15">Δημιουργούμε ένα νέο αρχείο, το ανοίγουμε, δεσμεύουμε ένα καινούργιο block για το αρχείο και περνάμε στο block μια δομή HT_first ( έχουμε προσθέσει στη δομή έναν int για να αναγνωρίζουμε εαν το αρχείο αυτό περιέχει hashtable και άλλον έναν int που κρατάει πόσα block θα δεσμευτούν για το HT_first και το hashtable). Στη συνέχεια, δεσμεύουμε όσα blocks χρειάζονται για το hashtable και περνάμε σε αυτά ένα πίνακα από int που κάθε κελί έχει τη τιμή -1, αφού δεν έχει εισέλθει ακόμα καμία εγγραφή.</text:span></text:p>
      <text:p text:style-name="P9"/>
      <text:p text:style-name="P9"><text:span text:style-name="T9">HT_OpenIndex</text:span>: <text:span text:style-name="T16">Ανοίγουμε το αρχείο με όνομα filename, διαβάζουμε το πρώτο block, σιγουρεύουμε ότι είναι αρχείο με hashtable και εαν είναι, περνάμε τις πληροφορίες που θέλουμε σε μια δομή HT_info.</text:span></text:p>
      <text:p text:style-name="P9"/>
      <text:p text:style-name="P9"><text:span text:style-name="T9">HT_CloseIndex</text:span>: <text:span text:style-name="T17">Κλείνουμε το αρχείο με το όνομα που υπάρχει στη δομή HT_info και αποδεσμεύουμε το HT_info από τη μνήμη.</text:span></text:p>
      <text:p text:style-name="P9"/>
      <text:p text:style-name="P11">HT_InsertEntry<text:span text:style-name="T10">: </text:span><text:span text:style-name="T11">Από το HT_info, βλέπουμε ποιο attrType και attrName θα χρησιμοποιήσουμε για να υπολογίσουμε το hash value. Υπολογίζουμε το hash value της εγγραφής, υπολογίζουμε σε ποιο block του hash table υπάρχει αυτή τη εγγραφή, διαβάζουμε το κατάλληλο block και διαβάζουμε το κατάλληλο κελί αυτού του block. </text:span><text:span text:style-name="T12">Αν η τιμή του κελιού είναι -1 ( δηλαδή δεν έχει ξαναμπεί εγγραφή με αυτό το hash value ), δεσμεύουμε νέο block, γράφουμε τον αριθμό του νέου block στο κελί, διαβάζουμε το νέο block, βάζουμε αριθμό εγγραφών = 1, αριθμό επόμενου block = -1, βάζουμε την εγγραφή και γράφουμε στο δίσκο το block αυτό. Αν η τιμή του κελιού είναι διαφορετική </text:span><text:soft-page-break/><text:span text:style-name="T12">του -1, διαβάζουμε το block με τη τιμη αυτή και τσεκάρουμε τον αριθμό των εγγραφών σε αυτό. Άμα είναι μικρότερος του μέγιστου αριθμού εγγραφών σε block, βάζουμε την εγγραφή στο block αυτό </text:span><text:span text:style-name="T13">και αυξάνουμε τον αριθμό των εγγραφών σε αυτό το block κατά 1</text:span><text:span text:style-name="T12">. Διαφορετικά, </text:span><text:span text:style-name="T13">κοιτάμε εαν υπάρχει άλλο block υπερχείλισης. Μπαίνουμε λοιπόν, σε μια λούπα που στοχεύει να βρεί το τελευταίο block που υπάρχει για αυτό το hash value. Όταν το βρει, εαν χωράει η εγγραφή θα μπεί εκεί και θα αυξήσει τον αριθμό εγγραφών του block, αλλιώς θα δημιουργήσει νέο block να βάλει την εγγραφή και θα φροντίσει να ενημερώσει το προηγούμενο block με τον αριθμό του νέου block.</text:span></text:p>
      <text:p text:style-name="P9"/>
      <text:p text:style-name="P10"><text:span text:style-name="T9">HT_GetAllEntries</text:span>: <text:span text:style-name="T11">Από το HT_info, βλέπουμε ποιο attrType και attrName θα χρησιμοποιήσουμε για να υπολογίσουμε το hash value. Υπολογίζουμε το hash value της εγγραφής, υπολογίζουμε σε ποιο block του hash table υπάρχει αυτή τη εγγραφή, διαβάζουμε το κατάλληλο block και διαβάζουμε το κατάλληλο κελί αυτού του block. </text:span><text:span text:style-name="T12">Αν η τιμή του κελιού είναι -1, </text:span><text:span text:style-name="T14">δεν υπάρχει καμία εγγραφή με αυτό το value. Διαφορετικά, διαβάζουμε το block με αριθμό της τιμής του κελιού και διαβάζουμε όσες εγγραφές έχει. Εκτυπώνουμε όσες έχουν το value που ψάχνουμε. Εαν ο αριθμός των εγγραφών ειναι ο μέγιστος, θα ελέγξουμε εαν υπάρχει block υπερχείλισης. Εαν υπάρχει, θα ελέγξουμε και τις εγγραφές εκείνου του block και θα τσεκάρουμε εαν υπάρχει και άλλο block για αυτό το hash value. Θα συνεχιστεί αυτή η λούπα μέχρι να φτάσουμε σε block που δεν έχει επόμενο.</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sans-serif" svg:font-family="sans-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 style:class="text"/>
    <style:style style:name="Heading_20_2" style:display-name="Heading 2" style:family="paragraph" style:parent-style-name="Heading" style:default-outline-level="" style:class="text"/>
    <style:style style:name="Heading_20_3" style:display-name="Heading 3" style:family="paragraph" style:parent-style-name="Heading" style:default-outline-level="" style:class="text"/>
    <style:style style:name="Contents_20_Heading" style:display-name="Contents Heading" style:family="paragraph" style:parent-style-name="Heading" style:default-outline-level="" style:class="index"/>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Footer" style:family="paragraph" style:parent-style-name="Standard" style:default-outline-level=""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56"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882in" fo:margin-left="0in" fo:margin-right="0in" fo:margin-top="0.3484in" style:dynamic-spacing="tru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3T20:56:28</meta:creation-date>
    <dc:language>en-US</dc:language>
    <meta:editing-cycles>7</meta:editing-cycles>
    <meta:editing-duration>PT53M12S</meta:editing-duration>
    <meta:generator>LibreOffice/4.2.8.2$Linux_X86_64 LibreOffice_project/420m0$Build-2</meta:generator>
    <dc:date>2016-12-09T19:45:25.653955276</dc:date>
    <meta:document-statistic meta:table-count="0" meta:image-count="0" meta:object-count="0" meta:page-count="3" meta:paragraph-count="19" meta:word-count="655" meta:character-count="4122" meta:non-whitespace-character-count="3484"/>
  </office:meta>
</office:document-meta>
</file>